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436a" officeooo:paragraph-rsid="0007436a"/>
    </style:style>
    <style:style style:name="P2" style:family="paragraph" style:parent-style-name="Standard">
      <style:text-properties fo:font-weight="bold" officeooo:rsid="0007436a" officeooo:paragraph-rsid="0007436a" style:font-weight-asian="bold" style:font-weight-complex="bold"/>
    </style:style>
    <style:style style:name="P3" style:family="paragraph" style:parent-style-name="Standard">
      <style:text-properties fo:font-weight="normal" officeooo:rsid="0007436a" officeooo:paragraph-rsid="0007436a" style:font-weight-asian="normal" style:font-weight-complex="normal"/>
    </style:style>
    <style:style style:name="P4" style:family="paragraph" style:parent-style-name="Standard">
      <style:text-properties fo:font-weight="normal" officeooo:rsid="0007436a" officeooo:paragraph-rsid="0007436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7436a" officeooo:paragraph-rsid="0007436a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7436a" officeooo:paragraph-rsid="0007436a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7436a" officeooo:paragraph-rsid="0007436a" style:font-weight-asian="normal" style:font-weight-complex="normal"/>
    </style:style>
    <style:style style:name="P8" style:family="paragraph" style:parent-style-name="Standard">
      <style:text-properties fo:font-weight="normal" officeooo:rsid="0008bf11" officeooo:paragraph-rsid="0008bf11" style:font-weight-asian="normal" style:font-weight-complex="normal"/>
    </style:style>
    <style:style style:name="P9" style:family="paragraph" style:parent-style-name="Standard">
      <style:text-properties fo:font-weight="normal" officeooo:rsid="000a6aee" officeooo:paragraph-rsid="000a6aee" style:font-weight-asian="normal" style:font-weight-complex="normal"/>
    </style:style>
    <style:style style:name="P10" style:family="paragraph" style:parent-style-name="Standard">
      <style:text-properties fo:font-weight="bold" officeooo:rsid="000a6aee" officeooo:paragraph-rsid="000a6ae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0f04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toscopi = fonendoscopio. È importante avere sia la campana che la membrana.</text:p>
      <text:p text:style-name="P1">Anamnesi, parte fondamentale della visita medica. </text:p>
      <text:p text:style-name="P1">Approccio al paziente:</text:p>
      <text:p text:style-name="P1">Cosa posso fare per lei? Perchè è venuto? Cosa la preoccupa? Che disturbi presenta?</text:p>
      <text:p text:style-name="P2">Precisare il più possibile i sintomi del paziente.</text:p>
      <text:p text:style-name="P3">Porre domande specifiche senza suggerire risposte al paziente.</text:p>
      <text:p text:style-name="P2"><text:span text:style-name="T1"/></text:p>
      <text:p text:style-name="P3">Analisi dei sintomi per determinare:</text:p>
      <text:list text:style-name="L1">
        <text:list-item>
          <text:p text:style-name="P5">quando</text:p>
        </text:list-item>
        <text:list-item>
          <text:p text:style-name="P5">dove</text:p>
        </text:list-item>
        <text:list-item>
          <text:p text:style-name="P5">quanto</text:p>
        </text:list-item>
        <text:list-item>
          <text:p text:style-name="P5">si accentua o si attenua</text:p>
        </text:list-item>
        <text:list-item>
          <text:p text:style-name="P5">si modifica o permane stabile</text:p>
        </text:list-item>
        <text:list-item>
          <text:p text:style-name="P5">assomiglia a qualcosa</text:p>
        </text:list-item>
      </text:list>
      <text:p text:style-name="P3">Tutti i sintomi sono soggettivi, ad esempio dispnea, può sembrare che il paziente respiri normalmente quando invece sente difficoltà e sente di non avere abbastanza aria.</text:p>
      <text:p text:style-name="P2"><text:span text:style-name="T1"/></text:p>
      <text:p text:style-name="P3">Analizzare la cronologia del sintomo, la sede, caratterizzazione, intensità, ecc… non trascurare elementi iatrogeni.</text:p>
      <text:p text:style-name="P3">Le diagnosi si fanno seguendo un algoritmo costruito in base a dati sperimentali.</text:p>
      <text:p text:style-name="P3">Si usano anche flowchart per rapplesentare graficamente il processo decisionale e le linee guida che in pratica si traducono in obblighi.</text:p>
      <text:p text:style-name="P2"><text:span text:style-name="T1"/></text:p>
      <text:p text:style-name="P2">Malattie cardiovascolari</text:p>
      <text:p text:style-name="P3">Causa di morte molto diffusa.</text:p>
      <text:p text:style-name="P3">Es. sindrome coronarica acuta (infarto, rivascolarizzazione coronarica), ictus, TIA, angina instabile, Arteriopatia Obliterante Periferica (AOP, sintomo tipica: Claudicatio intermittens, zoppia che insorge dopo un certo tratto di camminata), aneurisma dell’aorta addominale.</text:p>
      <text:p text:style-name="P2">Fattori di rischio:</text:p>
      <text:p text:style-name="P3">Fumo: correlazione lineare con il tumore al polmone, modalità on/off per l’infarto del miocardio.</text:p>
      <text:p text:style-name="P3">Insufficiente consumo di frutta e verdura (fattore di rischio addizionale).</text:p>
      <text:p text:style-name="P3">Ipertensione, ipercolesterolemia, età, genere (fattore di rischio addizionale), diabete (raddoppia il rishcio nell’uomo, lo quadruplica nella donna, effetto addizionale del genere).</text:p>
      <text:p text:style-name="P3">Riassumendo, fattori di rischio indipendenti:</text:p>
      <text:list text:style-name="L2">
        <text:list-item>
          <text:p text:style-name="P6">Ipertensione</text:p>
        </text:list-item>
        <text:list-item>
          <text:p text:style-name="P6">Fumo</text:p>
        </text:list-item>
        <text:list-item>
          <text:p text:style-name="P6">Ipercolesterolemia</text:p>
        </text:list-item>
        <text:list-item>
          <text:p text:style-name="P6">Età</text:p>
        </text:list-item>
        <text:list-item>
          <text:p text:style-name="P6">Diabete</text:p>
        </text:list-item>
      </text:list>
      <text:p text:style-name="P3"/>
      <text:p text:style-name="P3"><text:soft-page-break/>Si dividono in:</text:p>
      <text:list text:style-name="L3">
        <text:list-item>
          <text:p text:style-name="P7">Fattori di rischio indipendenti: basta averlo anche senza altri fattori di rischio.</text:p>
        </text:list-item>
        <text:list-item>
          <text:p text:style-name="P7">Fattori di rischio addizionali: peggiorano la situazione ma non bastano da soli.</text:p>
        </text:list-item>
      </text:list>
      <text:p text:style-name="P3"/>
      <text:p text:style-name="P3">Fattore importante è l’inattività fisica, una teoria sul perché siamo glabri a differenza degli altri primati è che siamo evoluti per livelli di attività fisica molto più elevati.</text:p>
      <text:p text:style-name="P3">Presentare più fattori di rischio insieme aumenta esponenzialmente il rischio.</text:p>
      <text:p text:style-name="P3">Non dare ai pazienti le colpe dei propri padri: quasi tutto dipende da predisposizioni genetiche, si può spesso intervenire tramite terapie e modificazioni dello stile di vita.</text:p>
      <text:p text:style-name="P3">Per quanto riguarda la familiarità dobbiamo considerare eventi in età precoce (prima dei 50 anni nella donna e prima dei 45 nell’uomo) nei parenti di primo grado.</text:p>
      <text:p text:style-name="P3"/>
      <text:p text:style-name="P8">Anni ‘60-’70: primi studi sull’effetto del trattamento anti-ipertensivo nella riduzione del rischio di episodio cardiovascolare. </text:p>
      <text:p text:style-name="P8"/>
      <text:p text:style-name="P8">Non esiste un soggetto che ha un solo fattore di rischio, spesso una condizione che rappresenta un fattore di rischio induce altre condizioni che sono anch’esse fattori di rischio cardiovascolare.</text:p>
      <text:p text:style-name="P8">Esiste un rischio assoluto ed un rischio relativo di sviluppare una malattia, il rischio assoluto è la probabilità (espressa in percentuale) che ha il paziente di sviluppare la malattia nei successivi 10 anni.</text:p>
      <text:p text:style-name="P8">Il rischio relativo è la probabilità che ha il soggetto di sviluppare una patologia rispetto ad una popolazione di riferimento.</text:p>
      <text:p text:style-name="P10">NNT<text:span text:style-name="T1">: numero di pazienti da trattare per prevenire un dato evento (es. infarto).</text:span></text:p>
      <text:p text:style-name="P10"><text:span text:style-name="T1">es. cardioaspirina: 5000 pazienti che bisogna trattare per evitare un infarto. Statine: 13 pazienti da trattare per evitare un infarto.</text:span></text:p>
      <text:p text:style-name="P10"><text:span text:style-name="T1">14 pazienti da trattare con metformina per evitare un infarto.</text:span></text:p>
      <text:p text:style-name="P10"><text:span text:style-name="T1">7 pazienti che fanno più esercizio fisico evitano un infarto.</text:span></text:p>
      <text:p text:style-name="P10"><text:span text:style-name="T1"/></text:p>
      <text:p text:style-name="P10">Algoritmi di rischio</text:p>
      <text:p text:style-name="P9">“mappe” basate su studi sulla probabilità di eventi cardiovascolari in base a fattori di rischio. <text:span text:style-name="T2">(nota: non è presente il diabete tra i fattori di rischio perché basta moltiplicare per 2 nell’uomo e per 4 nella donna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2:13:59.828038600</meta:creation-date>
    <dc:date>2023-10-30T13:00:42.899420390</dc:date>
    <meta:editing-duration>PT2H2M38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2" meta:paragraph-count="47" meta:word-count="565" meta:character-count="3786" meta:non-whitespace-character-count="3279"/>
  </office:meta>
</office:document-meta>
</file>